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wh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vid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ndom_owned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ck_vanilla_pop_traits</text:p>
          </table:table-cell>
          <table:table-cell office:value-type="string">
            <text:p>vanilla_pop_modifiers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pop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robot_pop</text:p>
          </table:table-cell>
          <table:table-cell office:value-type="string">
            <text:p>has_modifier</text:p>
          </table:table-cell>
          <table:table-cell office:value-type="string">
            <text:p>prev.owner</text:p>
          </table:table-cell>
          <table:table-cell office:value-type="string">
            <text:p/>
          </table:table-cell>
          <table:table-cell office:value-type="string">
            <text:p>has_living_standard</text:p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timed_pop_flag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s_growing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is_growing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check_pop_species_righ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machine_empire</text:p>
          </table:table-cell>
          <table:table-cell office:value-type="string">
            <text:p>is_gestalt_consciousness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>has_trait</text:p>
          </table:table-cell>
          <table:table-cell office:value-type="string">
            <text:p>has_modifier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flag</text:p>
          </table:table-cell>
          <table:table-cell office:value-type="string">
            <text:p>days</text:p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being_purged</text:p>
          </table:table-cell>
          <table:table-cell office:value-type="string">
            <text:p>has_purge_type</text:p>
          </table:table-cell>
          <table:table-cell office:value-type="string">
            <text:p/>
          </table:table-cell>
          <table:table-cell office:value-type="string">
            <text:p>is_sapient</text:p>
          </table:table-cell>
          <table:table-cell office:value-type="string">
            <text:p>is_robot_pop</text:p>
          </table:table-cell>
          <table:table-cell office:value-type="string">
            <text:p>has_pop_flag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being_purged</text:p>
          </table:table-cell>
          <table:table-cell office:value-type="string">
            <text:p>has_purge_type</text:p>
          </table:table-cell>
          <table:table-cell office:value-type="string">
            <text:p/>
          </table:table-cell>
          <table:table-cell office:value-type="string">
            <text:p>is_sapient</text:p>
          </table:table-cell>
          <table:table-cell office:value-type="string">
            <text:p>is_robot_pop</text:p>
          </table:table-cell>
          <table:table-cell office:value-type="string">
            <text:p>has_pop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enslaved</text:p>
          </table:table-cell>
          <table:table-cell office:value-type="string">
            <text:p>is_being_purg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enslaved</text:p>
          </table:table-cell>
          <table:table-cell office:value-type="string">
            <text:p>is_being_purged</text:p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has_modifier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modifier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lculate_average_pop_multipliers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purge_displac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op_checked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no</text:p>
          </table:table-cell>
          <table:table-cell office:value-type="string">
            <text:p>OCC0</text:p>
          </table:table-cell>
          <table:table-cell office:value-type="string">
            <text:p>purge_displac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op_checked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op_checked</text:p>
          </table:table-cell>
          <table:table-cell office:value-type="string">
            <text:p>OCC0</text:p>
          </table:table-cell>
          <table:table-cell office:value-type="string">
            <text:p>energy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urge_labor_cam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urge_labor_cam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minerals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food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unity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physics_research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engineering_research_mult_planet_pop</text:p>
          </table:table-cell>
          <table:table-cell office:value-type="string">
            <text:p>pop_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_vanilla_pop_trai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trait_syncretic_pro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ood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ergy_mult_planet_pop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society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rait_presapient_earthbou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trait_presapient_natural_intellectua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unity_mult_planet_pop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minerals_mult_planet_pop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>trait_presapient_pro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ood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gineering_research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rait_agrar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trait_thrif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trait_industri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>trait_intellig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trait_natural_engine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_research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trait_natural_physici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hysics_research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trait_natural_sociologi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ciety_research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trait_traditio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</text:p>
          </table:table-cell>
          <table:table-cell office:value-type="string">
            <text:p>trait_quarrelso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pop</text:p>
          </table:table-cell>
          <table:table-cell office:value-type="string">
            <text:p>-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</text:p>
          </table:table-cell>
          <table:table-cell office:value-type="string">
            <text:p>trait_very_stro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</text:p>
          </table:table-cell>
          <table:table-cell office:value-type="string">
            <text:p>trait_stro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</text:p>
          </table:table-cell>
          <table:table-cell office:value-type="string">
            <text:p>trait_wea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-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-0</text:p>
          </table:table-cell>
          <table:table-cell office:value-type="string">
            <text:p>trait_latent_psion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6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ergy_mult_planet_pop</text:p>
          </table:table-cell>
          <table:table-cell office:value-type="string">
            <text:p>0.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-0</text:p>
          </table:table-cell>
          <table:table-cell office:value-type="string">
            <text:p>trait_psion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7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ergy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0</text:p>
          </table:table-cell>
          <table:table-cell office:value-type="string">
            <text:p>trait_nerve_stapl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ood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unity_mult_planet_pop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ergy_mult_planet_pop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physics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engineering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8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society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9</text:p>
          </table:table-cell>
          <table:table-cell office:value-type="string">
            <text:p>trait_fer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0-0</text:p>
          </table:table-cell>
          <table:table-cell office:value-type="string">
            <text:p>trait_erudi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trait_robotic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-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-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-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unity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ergy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minerals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trait_robotic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unity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ergy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minerals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trait_robotic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gineering_research_mult_planet_pop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unity_mult_planet_pop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ergy_mult_planet_pop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minerals_mult_planet_pop</text:p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trait_robot_power_dril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rait_robot_harves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od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>trait_robot_logic_engin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_research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trait_robot_supercondu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ergy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trait_robot_propaganda_machin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_mult_planet_pop</text:p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0</text:p>
          </table:table-cell>
          <table:table-cell office:value-type="string">
            <text:p>trait_robot_awok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_research_mult_planet_pop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0</text:p>
          </table:table-cell>
          <table:table-cell office:value-type="string">
            <text:p>trait_robot_awoken_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_research_mult_planet_pop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anilla_pop_modifi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>pop_ghost_signal_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10</text:p>
          </table:table-cell>
          <table:table-cell office:value-type="string">
            <text:p>has_pop_modifier</text:p>
          </table:table-cell>
          <table:table-cell office:value-type="string">
            <text:p>3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unity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pop_ghost_signal_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25</text:p>
          </table:table-cell>
          <table:table-cell office:value-type="string">
            <text:p>has_pop_modifier</text:p>
          </table:table-cell>
          <table:table-cell office:value-type="string">
            <text:p>3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unity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/>
          </table:table-cell>
          <table:table-cell office:value-type="string">
            <text:p>pop_ghost_signal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40</text:p>
          </table:table-cell>
          <table:table-cell office:value-type="string">
            <text:p>has_pop_modifier</text:p>
          </table:table-cell>
          <table:table-cell office:value-type="string">
            <text:p>3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unity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>pop_ghost_signal_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pop_ghost_signal_4_machine</text:p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2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2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2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2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2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unity_mult_planet_pop</text:p>
          </table:table-cell>
          <table:table-cell office:value-type="string">
            <text:p>-0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pop_ghost_signal_5_machine</text:p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4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pop_ghost_signal_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4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4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physics_research_mult_planet_pop</text:p>
          </table:table-cell>
          <table:table-cell office:value-type="string">
            <text:p>-0.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4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society_research_mult_planet_pop</text:p>
          </table:table-cell>
          <table:table-cell office:value-type="string">
            <text:p>-0.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4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gineering_research_mult_planet_pop</text:p>
          </table:table-cell>
          <table:table-cell office:value-type="string">
            <text:p>-0.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unity_mult_planet_pop</text:p>
          </table:table-cell>
          <table:table-cell office:value-type="string">
            <text:p>-0.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pop_purging_labor_camps</text:p>
          </table:table-cell>
          <table:table-cell office:value-type="string">
            <text:p>OCC0</text:p>
          </table:table-cell>
          <table:table-cell office:value-type="string">
            <text:p>energy_mult_planet_pop</text:p>
          </table:table-cell>
          <table:table-cell office:value-type="string">
            <text:p>-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unity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pop_enslaved</text:p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ood_mult_planet_pop</text:p>
          </table:table-cell>
          <table:table-cell office:value-type="string">
            <text:p>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ergy_mult_planet_pop</text:p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engineering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unity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pop_enslaved_domestic</text:p>
          </table:table-cell>
          <table:table-cell office:value-type="string">
            <text:p>OCC0</text:p>
          </table:table-cell>
          <table:table-cell office:value-type="string">
            <text:p>energy_mult_planet_pop</text:p>
          </table:table-cell>
          <table:table-cell office:value-type="string">
            <text:p>-0.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gineering_research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>pop_enslaved_military</text:p>
          </table:table-cell>
          <table:table-cell office:value-type="string">
            <text:p>OCC0</text:p>
          </table:table-cell>
          <table:table-cell office:value-type="string">
            <text:p>energy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society_research_mult_planet_pop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gineering_research_mult_planet_pop</text:p>
          </table:table-cell>
          <table:table-cell office:value-type="string">
            <text:p>-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unity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6_hour_workd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hunger_strik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/>
          </table:table-cell>
          <table:table-cell office:value-type="string">
            <text:p>peace_strik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food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ergy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engineering_research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physics_research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society_research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/>
          </table:table-cell>
          <table:table-cell office:value-type="string">
            <text:p>culture_shock_stone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/>
          </table:table-cell>
          <table:table-cell office:value-type="string">
            <text:p>culture_shock_bronze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0</text:p>
          </table:table-cell>
          <table:table-cell office:value-type="string">
            <text:p/>
          </table:table-cell>
          <table:table-cell office:value-type="string">
            <text:p>culture_shock_iron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/>
          </table:table-cell>
          <table:table-cell office:value-type="string">
            <text:p>culture_shock_late_medieval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0</text:p>
          </table:table-cell>
          <table:table-cell office:value-type="string">
            <text:p/>
          </table:table-cell>
          <table:table-cell office:value-type="string">
            <text:p>culture_shock_renaissance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0</text:p>
          </table:table-cell>
          <table:table-cell office:value-type="string">
            <text:p/>
          </table:table-cell>
          <table:table-cell office:value-type="string">
            <text:p>culture_shock_steam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9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-0</text:p>
          </table:table-cell>
          <table:table-cell office:value-type="string">
            <text:p/>
          </table:table-cell>
          <table:table-cell office:value-type="string">
            <text:p>culture_shock_industrial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0.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0.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-0</text:p>
          </table:table-cell>
          <table:table-cell office:value-type="string">
            <text:p/>
          </table:table-cell>
          <table:table-cell office:value-type="string">
            <text:p>culture_shock_machine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0.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0.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-0</text:p>
          </table:table-cell>
          <table:table-cell office:value-type="string">
            <text:p/>
          </table:table-cell>
          <table:table-cell office:value-type="string">
            <text:p>culture_shock_atomic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2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-0</text:p>
          </table:table-cell>
          <table:table-cell office:value-type="string">
            <text:p/>
          </table:table-cell>
          <table:table-cell office:value-type="string">
            <text:p>culture_shock_early_space_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nerals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ergy_mult_planet_pop</text:p>
          </table:table-cell>
          <table:table-cell office:value-type="string">
            <text:p>-0.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physics_research_mult_planet_pop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3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-0</text:p>
          </table:table-cell>
          <table:table-cell office:value-type="string">
            <text:p/>
          </table:table-cell>
          <table:table-cell office:value-type="string">
            <text:p>pop_anger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minerals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ergy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4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food_mult_planet_pop</text:p>
          </table:table-cell>
          <table:table-cell office:value-type="string">
            <text:p>-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-0</text:p>
          </table:table-cell>
          <table:table-cell office:value-type="string">
            <text:p/>
          </table:table-cell>
          <table:table-cell office:value-type="string">
            <text:p>pop_pleas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_research_mult_planet_pop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minerals_mult_planet_pop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energy_mult_planet_pop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5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food_mult_planet_pop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/>
          </table:table-cell>
          <table:table-cell office:value-type="string">
            <text:p>withdrawal_sympto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food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minerals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ergy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unity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physics_research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society_research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engineering_research_mult_planet_pop</text:p>
          </table:table-cell>
          <table:table-cell office:value-type="string">
            <text:p>-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eck_pop_species_righ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ving_standard_chemical_bli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nergy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minerals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food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unity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society_research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physics_research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engineering_research_mult_planet_pop</text:p>
          </table:table-cell>
          <table:table-cell office:value-type="string">
            <text:p>-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ving_standard_academic_privile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ociety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physics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gineering_research_mult_planet_pop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6</meta:generator>
  </office:meta>
</office:document-meta>
</file>